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Config.setParameters( List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Config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Config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Config.Comman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Config.ge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Config.addParameter( CustomPropertyConfig customParamet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Confi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Config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